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dcec" officeooo:paragraph-rsid="0015dcec"/>
    </style:style>
    <style:style style:name="P2" style:family="paragraph" style:parent-style-name="Standard">
      <style:text-properties officeooo:rsid="0018ba82" officeooo:paragraph-rsid="0018ba82"/>
    </style:style>
    <style:style style:name="P3" style:family="paragraph" style:parent-style-name="Standard" style:list-style-name="L1">
      <style:text-properties officeooo:rsid="0015dcec" officeooo:paragraph-rsid="0015dcec"/>
    </style:style>
    <style:style style:name="P4" style:family="paragraph" style:parent-style-name="Standard" style:list-style-name="L1">
      <style:text-properties officeooo:rsid="0016e64d" officeooo:paragraph-rsid="0016e64d"/>
    </style:style>
    <style:style style:name="P5" style:family="paragraph" style:parent-style-name="Standard" style:list-style-name="L1">
      <style:text-properties officeooo:rsid="0016e64d" officeooo:paragraph-rsid="002102ee"/>
    </style:style>
    <style:style style:name="P6" style:family="paragraph" style:parent-style-name="Standard" style:list-style-name="L2">
      <style:text-properties officeooo:rsid="0016e64d" officeooo:paragraph-rsid="0016e64d"/>
    </style:style>
    <style:style style:name="P7" style:family="paragraph" style:parent-style-name="Standard" style:list-style-name="L1">
      <style:text-properties officeooo:rsid="0018ba82" officeooo:paragraph-rsid="0018ba82"/>
    </style:style>
    <style:style style:name="P8" style:family="paragraph" style:parent-style-name="Standard" style:list-style-name="L1">
      <style:text-properties officeooo:rsid="0018ba82" officeooo:paragraph-rsid="002102ee"/>
    </style:style>
    <style:style style:name="P9" style:family="paragraph" style:parent-style-name="Standard">
      <style:text-properties officeooo:rsid="0018ba82" officeooo:paragraph-rsid="0018ba82"/>
    </style:style>
    <style:style style:name="P10" style:family="paragraph" style:parent-style-name="Standard" style:list-style-name="L2">
      <style:text-properties officeooo:rsid="0018ba82" officeooo:paragraph-rsid="002102ee"/>
    </style:style>
    <style:style style:name="P11" style:family="paragraph" style:parent-style-name="Standard" style:list-style-name="L2">
      <style:text-properties officeooo:paragraph-rsid="002102ee"/>
    </style:style>
    <style:style style:name="P12" style:family="paragraph" style:parent-style-name="Standard" style:list-style-name="L2">
      <style:text-properties officeooo:paragraph-rsid="0016e64d"/>
    </style:style>
    <style:style style:name="P13" style:family="paragraph" style:parent-style-name="Standard" style:list-style-name="L2">
      <style:text-properties officeooo:rsid="001cb5da" officeooo:paragraph-rsid="001cb5da"/>
    </style:style>
    <style:style style:name="P14" style:family="paragraph" style:parent-style-name="Standard">
      <style:text-properties officeooo:rsid="001cb5da" officeooo:paragraph-rsid="001cb5da"/>
    </style:style>
    <style:style style:name="P15" style:family="paragraph" style:parent-style-name="Standard">
      <style:text-properties officeooo:rsid="001f539c" officeooo:paragraph-rsid="001f539c"/>
    </style:style>
    <style:style style:name="P16" style:family="paragraph" style:parent-style-name="Standard">
      <style:text-properties fo:font-size="16pt" style:text-underline-style="solid" style:text-underline-width="auto" style:text-underline-color="font-color" fo:font-weight="bold" officeooo:rsid="001f539c" officeooo:paragraph-rsid="001f539c" style:font-weight-asian="bold" style:font-weight-complex="bold"/>
    </style:style>
    <style:style style:name="P17" style:family="paragraph" style:parent-style-name="Standard">
      <style:text-properties fo:font-size="16pt" style:text-underline-style="solid" style:text-underline-width="auto" style:text-underline-color="font-color" fo:font-weight="bold" officeooo:rsid="0019f47b" officeooo:paragraph-rsid="0019f47b" style:font-weight-asian="bold" style:font-weight-complex="bold"/>
    </style:style>
    <style:style style:name="P18" style:family="paragraph" style:parent-style-name="Standard" style:list-style-name="L2">
      <style:text-properties officeooo:rsid="002102ee" officeooo:paragraph-rsid="002102ee"/>
    </style:style>
    <style:style style:name="P19" style:family="paragraph" style:parent-style-name="Standard" style:list-style-name="L1">
      <style:text-properties officeooo:rsid="002102ee" officeooo:paragraph-rsid="002102ee"/>
    </style:style>
    <style:style style:name="P20" style:family="paragraph" style:parent-style-name="Standard">
      <style:paragraph-properties fo:break-before="page"/>
      <style:text-properties officeooo:rsid="0018ba82" officeooo:paragraph-rsid="0018ba82"/>
    </style:style>
    <style:style style:name="T1" style:family="text">
      <style:text-properties officeooo:rsid="0018ba82"/>
    </style:style>
    <style:style style:name="T2" style:family="text">
      <style:text-properties officeooo:rsid="001d914f"/>
    </style:style>
    <style:style style:name="T3" style:family="text">
      <style:text-properties officeooo:rsid="002102ee"/>
    </style:style>
    <style:style style:name="T4" style:family="text">
      <style:text-properties officeooo:rsid="0016e64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acios e Intercambios</text:p>
      <text:p text:style-name="P1">Docs p. 50-51</text:p>
      <text:p text:style-name="P1"/>
      <text:list xml:id="list934267989" text:style-name="L1">
        <text:list-item>
          <text:p text:style-name="P3">Doc 1 : </text:p>
          <text:list>
            <text:list-item>
              <text:p text:style-name="P5">Des touristes qui envahissent la plage de Benidorm</text:p>
              <text:list>
                <text:list-item>
                  <text:p text:style-name="P5">Ils sont en vacances</text:p>
                </text:list-item>
              </text:list>
            </text:list-item>
            <text:list-item>
              <text:p text:style-name="P5">Ils n’ont pas tous la même ethnicité</text:p>
              <text:list>
                <text:list-item>
                  <text:p text:style-name="P5">Ce sont peut-être des étrangers</text:p>
                  <text:list>
                    <text:list-item>
                      <text:p text:style-name="P5">échanges culturels et sociaux</text:p>
                    </text:list-item>
                  </text:list>
                </text:list-item>
              </text:list>
            </text:list-item>
            <text:list-item>
              <text:p text:style-name="P19"><text:span text:style-name="T1">Il y a plein de parasols</text:span></text:p>
              <text:list>
                <text:list-item>
                  <text:p text:style-name="P8">C’est un espace touristique</text:p>
                  <text:list>
                    <text:list-item>
                      <text:p text:style-name="P8">échanges économiqu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Doc 2 :</text:p>
          <text:list>
            <text:list-item>
              <text:p text:style-name="P4">Un groupe de touristes <text:span text:style-name="T1">au Machu Picchu (Pérou)</text:span></text:p>
            </text:list-item>
            <text:list-item>
              <text:p text:style-name="P4">Ils observent le paysage du haut d’une montagne, dans une ruine</text:p>
              <text:p text:style-name="P7">Ils prennent aussi des photos</text:p>
              <text:list>
                <text:list-item>
                  <text:list>
                    <text:list-item>
                      <text:p text:style-name="P7">échanges culturels</text:p>
                    </text:list-item>
                  </text:list>
                </text:list-item>
              </text:list>
            </text:list-item>
            <text:list-item>
              <text:p text:style-name="P7">Ils sont en groupe</text:p>
              <text:list>
                <text:list-item>
                  <text:p text:style-name="P7">Il est peu probable qu’ils se connaissent tous personnellement</text:p>
                  <text:p text:style-name="P7">C’est donc une activité publique</text:p>
                  <text:list>
                    <text:list-item>
                      <text:p text:style-name="P7">Machu Picchu = espace touristique</text:p>
                    </text:list-item>
                    <text:list-item>
                      <text:p text:style-name="P7">échanges économiqu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Doc 3 :</text:p>
          <text:list>
            <text:list-item>
              <text:p text:style-name="P7">Campagne touristique de Costa Rica</text:p>
              <text:list>
                <text:list-item>
                  <text:list>
                    <text:list-item>
                      <text:p text:style-name="P7">échanges économiques</text:p>
                    </text:list-item>
                  </text:list>
                </text:list-item>
              </text:list>
            </text:list-item>
            <text:list-item>
              <text:p text:style-name="P7">On voit une maison au style tropical au dessus d’une forêt bien verte</text:p>
              <text:list>
                <text:list-item>
                  <text:p text:style-name="P7">Ils mettent en avant la volonté de préserver la nature</text:p>
                  <text:list>
                    <text:list-item>
                      <text:p text:style-name="P7">.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0"/>
      <text:p text:style-name="P16">Intro :</text:p>
      <text:p text:style-name="P15"/>
      <text:p text:style-name="P2"/>
      <text:p text:style-name="P17">Plan :</text:p>
      <text:list xml:id="list3453470940" text:style-name="L2">
        <text:list-item>
          <text:p text:style-name="P13">Les échanges <text:span text:style-name="T2">culturels et sociaux</text:span></text:p>
          <text:list>
            <text:list-item>
              <text:p text:style-name="P11"><text:span text:style-name="T3">Doc 1</text:span></text:p>
              <text:list>
                <text:list-item>
                  <text:p text:style-name="P6">Des touristes qui envahissent la plage de Benidorm</text:p>
                  <text:list>
                    <text:list-item>
                      <text:p text:style-name="P6">Ils sont en vacances</text:p>
                    </text:list-item>
                  </text:list>
                </text:list-item>
                <text:list-item>
                  <text:p text:style-name="P6">Ils n’ont pas tous la même ethnicité</text:p>
                  <text:list>
                    <text:list-item>
                      <text:p text:style-name="P6">Ce sont peut-être des étrangers</text:p>
                      <text:list>
                        <text:list-item>
                          <text:p text:style-name="P12"><text:span text:style-name="T4">échanges culturels et sociaux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"/>
                </text:list-item>
              </text:list>
            </text:list-item>
            <text:list-item>
              <text:p text:style-name="P18">Doc 2</text:p>
              <text:list>
                <text:list-item>
                  <text:p text:style-name="P18">Un groupe de touristes au Machu Picchu (Pérou)</text:p>
                </text:list-item>
                <text:list-item>
                  <text:p text:style-name="P18">Ils observent le paysage du haut d’une montagne, dans une ruine</text:p>
                  <text:p text:style-name="P18">Ils prennent aussi des photos</text:p>
                  <text:list>
                    <text:list-item>
                      <text:p text:style-name="P18">échanges culturels</text:p>
                    </text:list-item>
                  </text:list>
                </text:list-item>
                <text:list-item>
                  <text:p text:style-name="P18"/>
                </text:list-item>
              </text:list>
            </text:list-item>
            <text:list-item>
              <text:p text:style-name="P18">Doc 3</text:p>
              <text:list>
                <text:list-item>
                  <text:p text:style-name="P18"/>
                </text:list-item>
              </text:list>
            </text:list-item>
          </text:list>
        </text:list-item>
        <text:list-item>
          <text:p text:style-name="P13"><text:span text:style-name="T2">Les é</text:span>changes économiques</text:p>
          <text:list>
            <text:list-item>
              <text:p text:style-name="P18">Doc 1</text:p>
              <text:list>
                <text:list-item>
                  <text:p text:style-name="P18"><text:span text:style-name="T1">Il y a plein de parasols</text:span></text:p>
                  <text:list>
                    <text:list-item>
                      <text:p text:style-name="P10">C’est un espace touristique</text:p>
                      <text:list>
                        <text:list-item>
                          <text:p text:style-name="P11"><text:span text:style-name="T1">échanges économiqu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/>
                </text:list-item>
              </text:list>
            </text:list-item>
            <text:list-item>
              <text:p text:style-name="P18">Doc 2</text:p>
              <text:list>
                <text:list-item>
                  <text:p text:style-name="P18">Ils sont en groupe</text:p>
                  <text:list>
                    <text:list-item>
                      <text:p text:style-name="P18">Il est peu probable qu’ils se connaissent tous personnellement</text:p>
                      <text:p text:style-name="P18">C’est donc une activité publique</text:p>
                      <text:list>
                        <text:list-item>
                          <text:p text:style-name="P18">Machu Picchu = espace touristique</text:p>
                        </text:list-item>
                        <text:list-item>
                          <text:p text:style-name="P18">échanges économiques</text:p>
                        </text:list-item>
                      </text:list>
                    </text:list-item>
                  </text:list>
                </text:list-item>
                <text:list-item>
                  <text:p text:style-name="P18"/>
                </text:list-item>
              </text:list>
            </text:list-item>
            <text:list-item>
              <text:p text:style-name="P18">Doc 3</text:p>
              <text:list>
                <text:list-item>
                  <text:p text:style-name="P18">Campagne touristique de Costa Rica</text:p>
                  <text:list>
                    <text:list-item>
                      <text:p text:style-name="P18">échanges économiques</text:p>
                    </text:list-item>
                  </text:list>
                </text:list-item>
                <text:list-item>
                  <text:p text:style-name="P18"/>
                </text:list-item>
              </text:list>
            </text:list-item>
          </text:list>
        </text:list-item>
      </text:list>
      <text:p text:style-name="P14"/>
      <text:p text:style-name="P16">Conclusion :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11:46.096000000</meta:creation-date>
    <dc:date>2018-12-16T23:55:31.257000000</dc:date>
    <meta:editing-duration>PT12H4M30S</meta:editing-duration>
    <meta:editing-cycles>5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63" meta:word-count="319" meta:character-count="1579" meta:non-whitespace-character-count="1374"/>
  </office:meta>
</office:document-meta>
</file>